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llDecorator.setNestedDecorator( CellDecorator cellDec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Decorator.CellDecorator( CellDecorator cellDec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llDecorator.getNested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Decorator.Cell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